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2*"/>
    </style:style>
    <style:style style:name="Tabela1.B" style:family="table-column">
      <style:table-column-properties style:column-width="1.7cm" style:rel-column-width="6553*"/>
    </style:style>
    <style:style style:name="Tabela1.J" style:family="table-column">
      <style:table-column-properties style:column-width="1.702cm" style:rel-column-width="655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J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rsid="000d59ff" officeooo:paragraph-rsid="000d59ff"/>
    </style:style>
    <style:style style:name="P2" style:family="paragraph" style:parent-style-name="Standard">
      <style:text-properties style:font-name="Arial1" fo:language="en" fo:country="US" officeooo:rsid="000e5f65" officeooo:paragraph-rsid="000e5f65"/>
    </style:style>
    <style:style style:name="P3" style:family="paragraph" style:parent-style-name="Table_20_Contents">
      <style:text-properties style:font-name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language="en" fo:country="US" officeooo:rsid="000e5f65" officeooo:paragraph-rsid="000e5f65"/>
    </style:style>
    <style:style style:name="P5" style:family="paragraph" style:parent-style-name="Table_20_Contents">
      <style:paragraph-properties fo:text-align="center" style:justify-single-word="false"/>
      <style:text-properties style:font-name="Arial1"/>
    </style:style>
    <style:style style:name="P6" style:family="paragraph" style:parent-style-name="Standard">
      <style:text-properties style:font-name="Arial1" fo:language="en" fo:country="US" officeooo:rsid="000d59ff" officeooo:paragraph-rsid="000d59ff"/>
    </style:style>
    <style:style style:name="P7" style:family="paragraph" style:parent-style-name="Standard">
      <style:text-properties style:font-name="Arial1" fo:language="en" fo:country="US" officeooo:rsid="000d59ff" officeooo:paragraph-rsid="000e5f65"/>
    </style:style>
    <style:style style:name="P8" style:family="paragraph" style:parent-style-name="Standard">
      <style:text-properties style:font-name="Arial1" fo:language="en" fo:country="US" officeooo:rsid="000f7933" officeooo:paragraph-rsid="000f7933"/>
    </style:style>
    <style:style style:name="P9" style:family="paragraph" style:parent-style-name="Standard">
      <style:text-properties style:font-name="Arial" fo:language="en" fo:country="US" officeooo:rsid="000d59ff" officeooo:paragraph-rsid="000e5f65"/>
    </style:style>
    <style:style style:name="P10" style:family="paragraph" style:parent-style-name="Standard">
      <style:text-properties style:font-name="Arial" fo:language="en" fo:country="US" officeooo:rsid="000d59ff" officeooo:paragraph-rsid="000f7933"/>
    </style:style>
    <style:style style:name="T1" style:family="text">
      <style:text-properties officeooo:rsid="000d59ff"/>
    </style:style>
    <style:style style:name="T2" style:family="text">
      <style:text-properties style:font-name="Arial1" officeooo:rsid="000d59f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e5f65"/>
    </style:style>
    <style:style style:name="T5" style:family="text">
      <style:text-properties style:font-name="Arial" fo:language="en" fo:country="U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0f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riano Zanella Junior</text:p>
      <text:p text:style-name="P1"/>
      <text:p text:style-name="P1">Exercicio LL(1)</text:p>
      <text:p text:style-name="Standard"><text:span text:style-name="T2">Se somente se</text:span> <text:span text:style-name="T1">&lt;-&gt;</text:span></text:p>
      <text:p text:style-name="P1">Se então -&gt;</text:p>
      <text:p text:style-name="P1">E &amp;</text:p>
      <text:p text:style-name="P1">Ou <text:span text:style-name="T3">|</text:span></text:p>
      <text:p text:style-name="P6">Negacao ~</text:p>
      <text:p text:style-name="P6">Parentes ()</text:p>
      <text:p text:style-name="P6"/>
      <text:p text:style-name="P6">E → E &lt; - &gt; E</text:p>
      <text:p text:style-name="P6"><text:tab/>| E - &gt; E</text:p>
      <text:p text:style-name="P6"><text:tab/>| T</text:p>
      <text:p text:style-name="P6">T → T &amp; T</text:p>
      <text:p text:style-name="P6"><text:tab/>| T | T</text:p>
      <text:p text:style-name="P6"><text:tab/>| C</text:p>
      <text:p text:style-name="P6">C → ~C</text:p>
      <text:p text:style-name="P6"><text:tab/>| (E)</text:p>
      <text:p text:style-name="P6"><text:tab/>| c</text:p>
      <text:p text:style-name="P6"/>
      <text:p text:style-name="P6"/>
      <text:p text:style-name="P6">E → TE’</text:p>
      <text:p text:style-name="P6">E’ → &lt; - &gt;TE’</text:p>
      <text:p text:style-name="P6"><text:tab/>| - &gt; TE’</text:p>
      <text:p text:style-name="P1"><text:span text:style-name="T3"><text:tab/>| </text:span><text:span text:style-name="T5">ε</text:span></text:p>
      <text:p text:style-name="P6">T → CT’</text:p>
      <text:p text:style-name="P6">T’ → &amp; CT’</text:p>
      <text:p text:style-name="P6"><text:tab/>| | CT’</text:p>
      <text:p text:style-name="P1"><text:span text:style-name="T3"><text:tab/>| </text:span><text:span text:style-name="T5">ε</text:span></text:p>
      <text:p text:style-name="P6">C → ~C</text:p>
      <text:p text:style-name="P7"><text:tab/>| (E)</text:p>
      <text:p text:style-name="P6"><text:tab/>| c</text:p>
      <text:p text:style-name="P6"/>
      <table:table table:name="Tabela1" table:style-name="Tabela1">
        <table:table-column table:style-name="Tabela1.A"/>
        <table:table-column table:style-name="Tabela1.B" table:number-columns-repeated="8"/>
        <table:table-column table:style-name="Tabela1.J"/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4">&lt; - &gt;</text:p>
          </table:table-cell>
          <table:table-cell table:style-name="Tabela1.A1" office:value-type="string">
            <text:p text:style-name="P5">- <text:span text:style-name="T4">&gt;</text:span></text:p>
          </table:table-cell>
          <table:table-cell table:style-name="Tabela1.A1" office:value-type="string">
            <text:p text:style-name="P4">&amp;</text:p>
          </table:table-cell>
          <table:table-cell table:style-name="Tabela1.A1" office:value-type="string">
            <text:p text:style-name="P4">|</text:p>
          </table:table-cell>
          <table:table-cell table:style-name="Tabela1.A1" office:value-type="string">
            <text:p text:style-name="P4">~</text:p>
          </table:table-cell>
          <table:table-cell table:style-name="Tabela1.A1" office:value-type="string">
            <text:p text:style-name="P4">(</text:p>
          </table:table-cell>
          <table:table-cell table:style-name="Tabela1.A1" office:value-type="string">
            <text:p text:style-name="P4">)</text:p>
          </table:table-cell>
          <table:table-cell table:style-name="Tabela1.A1" office:value-type="string">
            <text:p text:style-name="P4">c</text:p>
          </table:table-cell>
          <table:table-cell table:style-name="Tabela1.J1" office:value-type="string">
            <text:p text:style-name="P4">#</text:p>
          </table:table-cell>
        </table:table-row>
        <table:table-row>
          <table:table-cell table:style-name="Tabela1.A2" office:value-type="string">
            <text:p text:style-name="P4">E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7">TE’</text:p>
          </table:table-cell>
          <table:table-cell table:style-name="Tabela1.A2" office:value-type="string">
            <text:p text:style-name="P7">TE’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7">TE’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E’</text:p>
          </table:table-cell>
          <table:table-cell table:style-name="Tabela1.A2" office:value-type="string">
            <text:p text:style-name="P7">&lt; - &gt;TE’</text:p>
          </table:table-cell>
          <table:table-cell table:style-name="Tabela1.A2" office:value-type="string">
            <text:p text:style-name="P7">- &gt; TE’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9">ε</text:p>
          </table:table-cell>
          <table:table-cell table:style-name="Tabela1.A2" office:value-type="string">
            <text:p text:style-name="P3"/>
          </table:table-cell>
          <table:table-cell table:style-name="Tabela1.J2" office:value-type="string">
            <text:p text:style-name="P9">ε</text:p>
          </table:table-cell>
        </table:table-row>
        <table:table-row>
          <table:table-cell table:style-name="Tabela1.A2" office:value-type="string">
            <text:p text:style-name="P4">T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7">TE’</text:p>
          </table:table-cell>
          <table:table-cell table:style-name="Tabela1.A2" office:value-type="string">
            <text:p text:style-name="P7">TE’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7">TE’</text:p>
          </table:table-cell>
          <table:table-cell table:style-name="Tabela1.J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T’</text:p>
          </table:table-cell>
          <table:table-cell table:style-name="Tabela1.A2" office:value-type="string">
            <text:p text:style-name="P10">ε</text:p>
          </table:table-cell>
          <table:table-cell table:style-name="Tabela1.A2" office:value-type="string">
            <text:p text:style-name="P10">ε</text:p>
          </table:table-cell>
          <table:table-cell table:style-name="Tabela1.A2" office:value-type="string">
            <text:p text:style-name="P7">&amp; CT’</text:p>
          </table:table-cell>
          <table:table-cell table:style-name="Tabela1.A2" office:value-type="string">
            <text:p text:style-name="P7">| CT’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9">ε</text:p>
          </table:table-cell>
          <table:table-cell table:style-name="Tabela1.A2" office:value-type="string">
            <text:p text:style-name="P3"/>
          </table:table-cell>
          <table:table-cell table:style-name="Tabela1.J2" office:value-type="string">
            <text:p text:style-name="P9">ε</text:p>
          </table:table-cell>
        </table:table-row>
        <table:table-row>
          <table:table-cell table:style-name="Tabela1.A2" office:value-type="string">
            <text:p text:style-name="P4">C</text:p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7">~C</text:p>
          </table:table-cell>
          <table:table-cell table:style-name="Tabela1.A2" office:value-type="string">
            <text:p text:style-name="P7">(E)</text:p>
          </table:table-cell>
          <table:table-cell table:style-name="Tabela1.A2" office:value-type="string">
            <text:p text:style-name="P7">c</text:p>
          </table:table-cell>
          <table:table-cell table:style-name="Tabela1.A2" office:value-type="string">
            <text:p text:style-name="P3"/>
          </table:table-cell>
          <table:table-cell table:style-name="Tabela1.J2" office:value-type="string">
            <text:p text:style-name="P3"/>
          </table:table-cell>
        </table:table-row>
      </table:table>
      <text:p text:style-name="P6"/>
      <text:p text:style-name="P6"/>
      <text:p text:style-name="P8">Nota de correção: <text:span text:style-name="T7">(isso tava dando erro no código)</text:span></text:p>
      <text:p text:style-name="P8">seguintes(T') = </text:p>
      <text:p text:style-name="P8">E</text:p>
      <text:p text:style-name="P8">TE'</text:p>
      <text:p text:style-name="P8">CT'E'</text:p>
      <text:p text:style-name="P8">CT' <text:span text:style-name="T6">-&gt;</text:span>E'<text:tab/><text:tab/>CT' <text:span text:style-name="T6">&lt;-&gt;</text:span>E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7:50:21.323000000</meta:creation-date>
    <dc:date>2016-09-13T15:50:53.750853647</dc:date>
    <meta:editing-duration>PT14M48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67" meta:word-count="145" meta:character-count="406" meta:non-whitespace-character-count="314"/>
  </office:meta>
</office:document-meta>
</file>